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388" calcext:value-type="float">
            <text:p>50.0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9936" calcext:value-type="float">
            <text:p>49.7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95675" calcext:value-type="float">
            <text:p>49.829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502854" calcext:value-type="float">
            <text:p>49.83502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01252" calcext:value-type="float">
            <text:p>49.8340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84101333333" calcext:value-type="float">
            <text:p>49.8484101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554408" calcext:value-type="float">
            <text:p>49.84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16790833333" calcext:value-type="float">
            <text:p>49.84167908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3506856" calcext:value-type="float">
            <text:p>49.8235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872168" calcext:value-type="float">
            <text:p>49.81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8657304348" calcext:value-type="float">
            <text:p>49.8258657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92013333333" calcext:value-type="float">
            <text:p>49.82920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56831181818" calcext:value-type="float">
            <text:p>49.8356831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00162041667" calcext:value-type="float">
            <text:p>49.8300162041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2643096774" calcext:value-type="float">
            <text:p>49.8102643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97766733333" calcext:value-type="float">
            <text:p>49.80977667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39775367742" calcext:value-type="float">
            <text:p>49.82397753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8675733333" calcext:value-type="float">
            <text:p>49.82586757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48380490323" calcext:value-type="float">
            <text:p>49.84483804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82555483871" calcext:value-type="float">
            <text:p>49.83825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71426633333" calcext:value-type="float">
            <text:p>49.81714266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7839967742" calcext:value-type="float">
            <text:p>49.8017839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2509926667" calcext:value-type="float">
            <text:p>49.810250992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90644032258" calcext:value-type="float">
            <text:p>49.8290644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53008892857" calcext:value-type="float">
            <text:p>49.815300889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99034193548" calcext:value-type="float">
            <text:p>49.82990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79744129032" calcext:value-type="float">
            <text:p>49.8179744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15800633333" calcext:value-type="float">
            <text:p>49.81158006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36484709677" calcext:value-type="float">
            <text:p>49.8236484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267558" calcext:value-type="float">
            <text:p>49.813267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6006213871" calcext:value-type="float">
            <text:p>49.80600621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75454406452" calcext:value-type="float">
            <text:p>49.81754544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53122066667" calcext:value-type="float">
            <text:p>49.78531220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9284283871" calcext:value-type="float">
            <text:p>49.769284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28840266667" calcext:value-type="float">
            <text:p>49.76288402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26106483871" calcext:value-type="float">
            <text:p>49.7626106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6843092857" calcext:value-type="float">
            <text:p>49.770684309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59798283871" calcext:value-type="float">
            <text:p>49.7959798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515302" calcext:value-type="float">
            <text:p>49.81515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63028517241" calcext:value-type="float">
            <text:p>49.8063028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02868758621" calcext:value-type="float">
            <text:p>49.8202868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20338821429" calcext:value-type="float">
            <text:p>49.802033882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2794689655" calcext:value-type="float">
            <text:p>49.8222794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1042724138" calcext:value-type="float">
            <text:p>49.8221042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98032" calcext:value-type="float">
            <text:p>49.80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307505625" calcext:value-type="float">
            <text:p>49.7630750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35126864286" calcext:value-type="float">
            <text:p>49.733512686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23761719048" calcext:value-type="float">
            <text:p>49.7823761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93387769231" calcext:value-type="float">
            <text:p>49.7893387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9099" calcext:value-type="float">
            <text:p>49.8259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0487" calcext:value-type="float">
            <text:p>49.820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2402034483" calcext:value-type="float">
            <text:p>49.8192402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7656932" calcext:value-type="float">
            <text:p>49.81765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0767827586" calcext:value-type="float">
            <text:p>49.8430767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252148" calcext:value-type="float">
            <text:p>49.8425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12354866667" calcext:value-type="float">
            <text:p>49.81123548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34066586207" calcext:value-type="float">
            <text:p>49.7934066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64908266667" calcext:value-type="float">
            <text:p>49.76649082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49151517241" calcext:value-type="float">
            <text:p>49.7849151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902411" calcext:value-type="float">
            <text:p>49.749024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78774857143" calcext:value-type="float">
            <text:p>49.7478774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93849695455" calcext:value-type="float">
            <text:p>49.749384969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949" calcext:value-type="float">
            <text:p>49.8839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49649" calcext:value-type="float">
            <text:p>49.8849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57243" calcext:value-type="float">
            <text:p>49.9157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26445" calcext:value-type="float">
            <text:p>49.86826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59124" calcext:value-type="float">
            <text:p>49.84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16256333333" calcext:value-type="float">
            <text:p>49.9216256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385" calcext:value-type="float">
            <text:p>49.85918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531295" calcext:value-type="float">
            <text:p>49.87531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55009" calcext:value-type="float">
            <text:p>49.85550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794685" calcext:value-type="float">
            <text:p>49.86794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55364" calcext:value-type="float">
            <text:p>49.88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9919838095" calcext:value-type="float">
            <text:p>49.8629919838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69762193548" calcext:value-type="float">
            <text:p>49.8769762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55584366667" calcext:value-type="float">
            <text:p>49.87555843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68970309677" calcext:value-type="float">
            <text:p>49.87689703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50631266667" calcext:value-type="float">
            <text:p>49.87506312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27769806452" calcext:value-type="float">
            <text:p>49.8727769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42154032258" calcext:value-type="float">
            <text:p>49.8942154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418772" calcext:value-type="float">
            <text:p>49.8641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1278909677" calcext:value-type="float">
            <text:p>49.85312789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46119" calcext:value-type="float">
            <text:p>49.85461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29811677419" calcext:value-type="float">
            <text:p>49.8429811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84977678571" calcext:value-type="float">
            <text:p>49.848497767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11404951613" calcext:value-type="float">
            <text:p>49.88114049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38066419355" calcext:value-type="float">
            <text:p>49.9338066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20293733333" calcext:value-type="float">
            <text:p>49.95202937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95469096774" calcext:value-type="float">
            <text:p>49.9695469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854286667" calcext:value-type="float">
            <text:p>49.965885428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05470825806" calcext:value-type="float">
            <text:p>49.98054708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46477767742" calcext:value-type="float">
            <text:p>49.97464777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6693" calcext:value-type="float">
            <text:p>49.85666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6059451613" calcext:value-type="float">
            <text:p>49.8806059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06866066667" calcext:value-type="float">
            <text:p>49.91068660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4545967742" calcext:value-type="float">
            <text:p>50.0174545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441295" calcext:value-type="float">
            <text:p>50.00441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62990741936" calcext:value-type="float">
            <text:p>50.0062990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79857964286" calcext:value-type="float">
            <text:p>49.997985796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79103037037" calcext:value-type="float">
            <text:p>50.00791030370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4819325" calcext:value-type="float">
            <text:p>50.00481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2416777778" calcext:value-type="float">
            <text:p>50.0392416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27644357143" calcext:value-type="float">
            <text:p>50.02276443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9941017241" calcext:value-type="float">
            <text:p>50.02399410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39826962963" calcext:value-type="float">
            <text:p>50.0039826962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61645214286" calcext:value-type="float">
            <text:p>49.97616452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8657407407" calcext:value-type="float">
            <text:p>49.95686574074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35123555556" calcext:value-type="float">
            <text:p>50.0035123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35524" calcext:value-type="float">
            <text:p>50.01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7284777778" calcext:value-type="float">
            <text:p>49.9687284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6196" calcext:value-type="float">
            <text:p>50.33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8324" calcext:value-type="float">
            <text:p>50.5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89589" calcext:value-type="float">
            <text:p>50.59895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04195" calcext:value-type="float">
            <text:p>50.6004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5248" calcext:value-type="float">
            <text:p>50.6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72138" calcext:value-type="float">
            <text:p>50.607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565" calcext:value-type="float">
            <text:p>50.621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0897" calcext:value-type="float">
            <text:p>50.610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7506405" calcext:value-type="float">
            <text:p>50.607506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45875052632" calcext:value-type="float">
            <text:p>50.5945875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918" calcext:value-type="float">
            <text:p>50.58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6388" calcext:value-type="float">
            <text:p>50.578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269316" calcext:value-type="float">
            <text:p>50.4226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926333333" calcext:value-type="float">
            <text:p>50.4322926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82247307692" calcext:value-type="float">
            <text:p>50.4882247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4929392857" calcext:value-type="float">
            <text:p>50.462492939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9228728571" calcext:value-type="float">
            <text:p>50.45092287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61728851852" calcext:value-type="float">
            <text:p>50.396172885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77080928572" calcext:value-type="float">
            <text:p>50.38770809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46206259259" calcext:value-type="float">
            <text:p>50.38462062592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24537071429" calcext:value-type="float">
            <text:p>50.40245370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671588" calcext:value-type="float">
            <text:p>50.40767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7793785714" calcext:value-type="float">
            <text:p>50.41377937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44412125" calcext:value-type="float">
            <text:p>50.774441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53302375" calcext:value-type="float">
            <text:p>50.775330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5457225" calcext:value-type="float">
            <text:p>50.77545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2314115385" calcext:value-type="float">
            <text:p>50.77623141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56507592593" calcext:value-type="float">
            <text:p>50.77565075925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23233703704" calcext:value-type="float">
            <text:p>50.77232337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8012461538" calcext:value-type="float">
            <text:p>50.7828012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437145" calcext:value-type="float">
            <text:p>50.782437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40920592593" calcext:value-type="float">
            <text:p>50.78409205925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85180777778" calcext:value-type="float">
            <text:p>50.7685180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55243384615" calcext:value-type="float">
            <text:p>50.7655243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27667892308" calcext:value-type="float">
            <text:p>50.76276678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74730363636" calcext:value-type="float">
            <text:p>50.7174730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2246941177" calcext:value-type="float">
            <text:p>50.7302246941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17213066667" calcext:value-type="float">
            <text:p>50.74172130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9797965517" calcext:value-type="float">
            <text:p>50.7439797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4718008" calcext:value-type="float">
            <text:p>50.7447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87531226667" calcext:value-type="float">
            <text:p>50.728753122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85269586207" calcext:value-type="float">
            <text:p>50.6985269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177816" calcext:value-type="float">
            <text:p>50.701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06004241379" calcext:value-type="float">
            <text:p>50.6906004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22903766667" calcext:value-type="float">
            <text:p>50.70229037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1918237037" calcext:value-type="float">
            <text:p>50.6919182370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25443966667" calcext:value-type="float">
            <text:p>50.70254439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2557944" calcext:value-type="float">
            <text:p>50.692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74197208333" calcext:value-type="float">
            <text:p>50.6874197208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70331632" calcext:value-type="float">
            <text:p>50.68703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60255869565" calcext:value-type="float">
            <text:p>50.6960255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7913916667" calcext:value-type="float">
            <text:p>50.697791391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1817208333" calcext:value-type="float">
            <text:p>50.6881817208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12992" calcext:value-type="float">
            <text:p>50.69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870476" calcext:value-type="float">
            <text:p>50.698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911112" calcext:value-type="float">
            <text:p>50.699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5975428572" calcext:value-type="float">
            <text:p>50.6825975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160036" calcext:value-type="float">
            <text:p>50.7016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95176" calcext:value-type="float">
            <text:p>50.69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8456" calcext:value-type="float">
            <text:p>50.6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37392" calcext:value-type="float">
            <text:p>50.64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5662" calcext:value-type="float">
            <text:p>50.635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236" calcext:value-type="float">
            <text:p>50.6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8114285714" calcext:value-type="float">
            <text:p>50.6338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94967272727" calcext:value-type="float">
            <text:p>50.62949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678" calcext:value-type="float">
            <text:p>50.636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4392" calcext:value-type="float">
            <text:p>50.6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4392" calcext:value-type="float">
            <text:p>50.6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5728" calcext:value-type="float">
            <text:p>50.6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25386666667" calcext:value-type="float">
            <text:p>50.62253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3216" calcext:value-type="float">
            <text:p>50.6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994" calcext:value-type="float">
            <text:p>50.624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55983448276" calcext:value-type="float">
            <text:p>50.62559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92769655172" calcext:value-type="float">
            <text:p>50.62927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28317142857" calcext:value-type="float">
            <text:p>50.63283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47726896552" calcext:value-type="float">
            <text:p>50.61477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47493333333" calcext:value-type="float">
            <text:p>50.61474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02532413793" calcext:value-type="float">
            <text:p>50.61025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44764444444" calcext:value-type="float">
            <text:p>50.604476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37272727273" calcext:value-type="float">
            <text:p>50.6037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6696" calcext:value-type="float">
            <text:p>50.5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568" calcext:value-type="float">
            <text:p>50.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70346666667" calcext:value-type="float">
            <text:p>50.52703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18298461539" calcext:value-type="float">
            <text:p>50.571829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1748" calcext:value-type="float">
            <text:p>50.56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28217142857" calcext:value-type="float">
            <text:p>50.55282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3214285714" calcext:value-type="float">
            <text:p>50.52332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75216551724" calcext:value-type="float">
            <text:p>50.53752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95114285714" calcext:value-type="float">
            <text:p>50.5195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01947586207" calcext:value-type="float">
            <text:p>50.510194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65323076923" calcext:value-type="float">
            <text:p>50.50653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0173793104" calcext:value-type="float">
            <text:p>50.523017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12037142857" calcext:value-type="float">
            <text:p>50.56120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78965517241" calcext:value-type="float">
            <text:p>50.5678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04209230769" calcext:value-type="float">
            <text:p>50.670420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20546086957" calcext:value-type="float">
            <text:p>50.7620546086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99244444444" calcext:value-type="float">
            <text:p>50.75992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85791111111" calcext:value-type="float">
            <text:p>50.748579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29988965517" calcext:value-type="float">
            <text:p>50.74299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54988571429" calcext:value-type="float">
            <text:p>50.74549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4663448276" calcext:value-type="float">
            <text:p>50.712466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60612307692" calcext:value-type="float">
            <text:p>50.606061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25947586207" calcext:value-type="float">
            <text:p>50.662594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95981538461" calcext:value-type="float">
            <text:p>50.769598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65501538462" calcext:value-type="float">
            <text:p>50.766550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72181538462" calcext:value-type="float">
            <text:p>50.777218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84608" calcext:value-type="float">
            <text:p>50.77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43692307692" calcext:value-type="float">
            <text:p>50.7843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02631111111" calcext:value-type="float">
            <text:p>50.76026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08412307692" calcext:value-type="float">
            <text:p>50.750841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7813333333" calcext:value-type="float">
            <text:p>50.74378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08625454546" calcext:value-type="float">
            <text:p>50.750862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059" calcext:value-type="float">
            <text:p>50.764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773" calcext:value-type="float">
            <text:p>50.761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4996129032" calcext:value-type="float">
            <text:p>50.7374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67032" calcext:value-type="float">
            <text:p>50.73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47728" calcext:value-type="float">
            <text:p>50.73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52514285714" calcext:value-type="float">
            <text:p>50.7252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70601290323" calcext:value-type="float">
            <text:p>50.6870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73550967742" calcext:value-type="float">
            <text:p>50.6873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73991724138" calcext:value-type="float">
            <text:p>50.68739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90265806452" calcext:value-type="float">
            <text:p>50.6890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09832" calcext:value-type="float">
            <text:p>50.69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95181935484" calcext:value-type="float">
            <text:p>50.6895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31495172414" calcext:value-type="float">
            <text:p>50.71314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96049032258" calcext:value-type="float">
            <text:p>50.7196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8011483871" calcext:value-type="float">
            <text:p>50.7280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03888" calcext:value-type="float">
            <text:p>50.71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3793548387" calcext:value-type="float">
            <text:p>50.7093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3248" calcext:value-type="float">
            <text:p>50.70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9259354839" calcext:value-type="float">
            <text:p>50.6949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12185806452" calcext:value-type="float">
            <text:p>50.7012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434" calcext:value-type="float">
            <text:p>50.84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1623225806" calcext:value-type="float">
            <text:p>50.80416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56896" calcext:value-type="float">
            <text:p>50.80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19673548387" calcext:value-type="float">
            <text:p>50.8419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07785714286" calcext:value-type="float">
            <text:p>50.86077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73837419355" calcext:value-type="float">
            <text:p>50.8673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71171428572" calcext:value-type="float">
            <text:p>50.9571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8295" calcext:value-type="float">
            <text:p>50.9598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5392" calcext:value-type="float">
            <text:p>51.0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67466666667" calcext:value-type="float">
            <text:p>51.0167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98188571429" calcext:value-type="float">
            <text:p>51.01981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40642857143" calcext:value-type="float">
            <text:p>51.02406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5848888889" calcext:value-type="float">
            <text:p>51.020584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7985714286" calcext:value-type="float">
            <text:p>51.02079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18266666667" calcext:value-type="float">
            <text:p>51.0218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43908571429" calcext:value-type="float">
            <text:p>51.02439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74176" calcext:value-type="float">
            <text:p>51.014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60237142857" calcext:value-type="float">
            <text:p>51.02602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76968888889" calcext:value-type="float">
            <text:p>51.027696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499072" calcext:value-type="float">
            <text:p>50.994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71430769231" calcext:value-type="float">
            <text:p>50.99714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522944" calcext:value-type="float">
            <text:p>51.015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596864" calcext:value-type="float">
            <text:p>50.985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60416" calcext:value-type="float">
            <text:p>50.980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90624" calcext:value-type="float">
            <text:p>50.96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91062857143" calcext:value-type="float">
            <text:p>50.97910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2024" calcext:value-type="float">
            <text:p>50.9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2372" calcext:value-type="float">
            <text:p>50.98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4528" calcext:value-type="float">
            <text:p>50.96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20675" calcext:value-type="float">
            <text:p>50.832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5272" calcext:value-type="float">
            <text:p>50.85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41101935484" calcext:value-type="float">
            <text:p>50.8541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05968" calcext:value-type="float">
            <text:p>50.8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33295483871" calcext:value-type="float">
            <text:p>50.7533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31624" calcext:value-type="float">
            <text:p>50.75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30608" calcext:value-type="float">
            <text:p>50.75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1712" calcext:value-type="float">
            <text:p>50.7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13056" calcext:value-type="float">
            <text:p>50.78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95238709677" calcext:value-type="float">
            <text:p>50.759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8644137931" calcext:value-type="float">
            <text:p>50.7686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0900645161" calcext:value-type="float">
            <text:p>50.7790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68384" calcext:value-type="float">
            <text:p>50.764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2187" calcext:value-type="float">
            <text:p>50.7721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46592" calcext:value-type="float">
            <text:p>50.758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444768" calcext:value-type="float">
            <text:p>50.734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7836" calcext:value-type="float">
            <text:p>50.75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6058" calcext:value-type="float">
            <text:p>50.756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50496" calcext:value-type="float">
            <text:p>50.76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32208" calcext:value-type="float">
            <text:p>50.76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50496" calcext:value-type="float">
            <text:p>50.76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7984" calcext:value-type="float">
            <text:p>47.8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8624" calcext:value-type="float">
            <text:p>49.1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8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10" meta:object-count="0"/>
    <meta:user-defined meta:name="AppVersion">3.0</meta:user-defined>
  </office:meta>
</office:document-meta>
</file>